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5983b0" draw:fill="solid" draw:fill-color="#729fcf" draw:textarea-horizontal-align="justify" draw:textarea-vertical-align="top" draw:auto-grow-height="false" fo:min-height="11.325cm" fo:min-width="8.298cm"/>
      <style:paragraph-properties style:writing-mode="lr-tb"/>
    </style:style>
    <style:style style:name="gr2" style:family="graphic" style:parent-style-name="standard">
      <style:graphic-properties svg:stroke-color="#ff8000" draw:fill="solid" draw:fill-color="#ff8000" draw:textarea-horizontal-align="justify" draw:textarea-vertical-align="top" draw:auto-grow-height="false" fo:min-height="11.325cm" fo:min-width="8.298cm"/>
      <style:paragraph-properties style:writing-mode="lr-tb"/>
    </style:style>
    <style:style style:name="gr3" style:family="graphic" style:parent-style-name="standard">
      <style:graphic-properties draw:fill="solid" draw:fill-color="#81d41a" draw:textarea-horizontal-align="justify" draw:textarea-vertical-align="middle" draw:auto-grow-height="false" fo:min-height="1.602cm" fo:min-width="3.204cm"/>
      <style:paragraph-properties style:writing-mode="lr-tb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25cm" fo:min-width="1.25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1.602cm" fo:min-width="3.204cm"/>
      <style:paragraph-properties style:writing-mode="lr-tb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25cm" fo:min-width="1.25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5983b0" draw:fill="solid" draw:fill-color="#729fcf" draw:textarea-horizontal-align="justify" draw:textarea-vertical-align="top" draw:auto-grow-height="false" fo:min-height="11.325cm" fo:min-width="9.686cm"/>
      <style:paragraph-properties style:writing-mode="lr-tb"/>
    </style:style>
    <style:style style:name="gr9" style:family="graphic" style:parent-style-name="standard">
      <style:graphic-properties draw:fill="solid" draw:fill-color="#81d41a" draw:textarea-horizontal-align="justify" draw:textarea-vertical-align="middle" draw:auto-grow-height="false" fo:min-height="1.602cm" fo:min-width="2.278cm"/>
      <style:paragraph-properties style:writing-mode="lr-tb"/>
    </style:style>
    <style:style style:name="gr10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2.278cm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602cm" fo:min-width="2.278cm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375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376cm"/>
    </style:style>
    <style:style style:name="gr14" style:family="graphic" style:parent-style-name="standard">
      <style:graphic-properties svg:stroke-color="#5983b0" draw:fill="solid" draw:fill-color="#ff8000" draw:textarea-horizontal-align="justify" draw:textarea-vertical-align="top" draw:auto-grow-height="false" fo:min-height="11.788cm" fo:min-width="10.612cm"/>
      <style:paragraph-properties style:writing-mode="lr-tb"/>
    </style:style>
    <style:style style:name="gr15" style:family="graphic" style:parent-style-name="standard">
      <style:graphic-properties svg:stroke-color="#5983b0" draw:fill="solid" draw:fill-color="#729fcf" draw:textarea-horizontal-align="justify" draw:textarea-vertical-align="top" draw:auto-grow-height="false" fo:min-height="5.306cm" fo:min-width="10.612cm"/>
      <style:paragraph-properties style:writing-mode="lr-tb"/>
    </style:style>
    <style:style style:name="gr16" style:family="graphic" style:parent-style-name="standard">
      <style:graphic-properties svg:stroke-color="#ff8000" draw:fill="solid" draw:fill-color="#ff8000" draw:textarea-horizontal-align="justify" draw:textarea-vertical-align="top" draw:auto-grow-height="false" fo:min-height="5.77cm" fo:min-width="10.612cm"/>
      <style:paragraph-properties style:writing-mode="lr-tb"/>
    </style:style>
    <style:style style:name="gr17" style:family="graphic" style:parent-style-name="standard">
      <style:graphic-properties draw:fill="solid" draw:fill-color="#81d41a" draw:textarea-horizontal-align="justify" draw:textarea-vertical-align="middle" draw:auto-grow-height="false" fo:min-height="4.38cm" fo:min-width="3.204cm"/>
      <style:paragraph-properties style:writing-mode="lr-tb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4.38cm" fo:min-width="3.204cm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1cm" fo:min-width="4.001cm" fo:wrap-option="no-wrap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51cm" fo:min-width="4.001cm" fo:wrap-option="no-wrap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1cm" fo:min-width="3.001cm" fo:wrap-option="no-wrap"/>
      <style:paragraph-properties style:writing-mode="lr-tb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8000"/>
      <style:paragraph-properties fo:text-align="center"/>
    </style:style>
    <style:style style:name="P4" style:family="paragraph">
      <loext:graphic-properties draw:fill="solid" draw:fill-color="#81d41a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00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999999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9.5cm" svg:height="12.5cm" svg:x="3cm" svg:y="1.5cm">
          <text:p text:style-name="P1">デスクトップアプリ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9.5cm" svg:height="12.5cm" svg:x="17.5cm" svg:y="1.5cm">
          <text:p text:style-name="P1">Webアプリ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cm" svg:height="2cm" svg:x="5.5cm" svg:y="4.5cm">
          <text:p text:style-name="P1">相関図作成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cm" svg:height="2cm" svg:x="20cm" svg:y="4.5cm">
          <text:p text:style-name="P1">相関図投稿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2cm" svg:height="1cm" svg:x="10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cm" svg:height="1cm" svg:x="17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4cm" svg:height="2cm" svg:x="12.8cm" svg:y="4.5cm">
          <text:p text:style-name="P1">認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cm" svg:height="2cm" svg:x="20cm" svg:y="8.5cm">
          <text:p text:style-name="P1">相関図閲覧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cm" svg:height="1cm" svg:x="17.5cm" svg:y="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4cm" svg:height="2cm" svg:x="13cm" svg:y="8.5cm">
          <text:p text:style-name="P1">認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cm" svg:height="1cm" svg:x="10cm" svg:y="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cm" svg:height="2cm" svg:x="5.5cm" svg:y="8.5cm">
          <text:p text:style-name="P1">相関図修正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8" draw:text-style-name="P2" draw:layer="layout" svg:width="11cm" svg:height="12.5cm" svg:x="2cm" svg:y="1.5cm">
          <text:p text:style-name="P1">デスクトップアプリ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9.5cm" svg:height="12.5cm" svg:x="17.5cm" svg:y="1.5cm">
          <text:p text:style-name="P1">Mockサーバ</text:p>
          <text:p text:style-name="P1">（Stoplight sutdio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2cm" svg:height="1cm" svg:x="14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4cm" svg:height="2cm" svg:x="20cm" svg:y="11cm">
          <text:p text:style-name="P1">相関図閲覧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draw:layer="layout" svg:width="3cm" svg:height="2cm" svg:x="6cm" svg:y="10cm">
          <text:p text:style-name="P1">API</text:p>
          <text:p text:style-name="P1"><text:span text:style-name="T1">（</text:span>Python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8" draw:layer="layout" svg:width="3cm" svg:height="2cm" svg:x="2.5cm" svg:y="9.972cm">
          <text:p text:style-name="P1">Eel</text:p>
          <text:p text:style-name="P1">（html, D3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5" draw:layer="layout" svg:width="3cm" svg:height="2cm" svg:x="9.5cm" svg:y="10cm">
          <text:p text:style-name="P1">DB</text:p>
          <text:p text:style-name="P1">（json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5" draw:layer="layout" svg:width="1cm" svg:height="0.5cm" svg:x="5.4cm" svg:y="10.3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1cm" svg:height="0.5cm" svg:x="8.6cm" svg:y="10.3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1cm" svg:height="0.5cm" svg:x="8.5cm" svg:y="11.0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1cm" svg:height="0.5cm" svg:x="5.201cm" svg:y="11.07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cm" svg:height="1cm" svg:x="14cm" svg:y="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4" draw:text-style-name="P3" draw:layer="layout" svg:width="12cm" svg:height="13cm" svg:x="15.5cm" svg:y="0.5cm">
          <text:p text:style-name="P1">Webアプリ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" draw:layer="layout" svg:width="12cm" svg:height="6cm" svg:x="1.5cm" svg:y="0.5cm">
          <text:p text:style-name="P1">デスクトップアプリ</text:p>
          <text:p text:style-name="P1">（オフライン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3" draw:layer="layout" svg:width="12cm" svg:height="6.5cm" svg:x="1.5cm" svg:y="7.5cm">
          <text:p text:style-name="P1">chrome</text:p>
          <text:p text:style-name="P1">（VueJS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4" draw:layer="layout" svg:width="4cm" svg:height="5cm" svg:x="16.5cm" svg:y="4.5cm">
          <text:p text:style-name="P1">API</text:p>
          <text:p text:style-name="P1">（PHP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2cm" svg:height="1cm" svg:x="14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cm" svg:height="1cm" svg:x="14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cm" svg:height="1cm" svg:x="14cm" svg:y="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cm" svg:height="1cm" svg:x="14cm" svg:y="8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cm" svg:height="1cm" svg:x="21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cm" svg:height="1cm" svg:x="21cm" svg:y="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draw:layer="layout" svg:width="4cm" svg:height="5cm" svg:x="23.5cm" svg:y="4.5cm">
          <text:p text:style-name="P1">DB</text:p>
          <text:p text:style-name="P1">（Mysql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" draw:layer="layout" svg:width="3cm" svg:height="2cm" svg:x="6.5cm" svg:y="3.928cm">
          <text:p text:style-name="P1">API</text:p>
          <text:p text:style-name="P1"><text:span text:style-name="T1">（</text:span>Python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8" draw:layer="layout" svg:width="3cm" svg:height="2cm" svg:x="3cm" svg:y="3.9cm">
          <text:p text:style-name="P1">Eel</text:p>
          <text:p text:style-name="P1">（html, D3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5" draw:layer="layout" svg:width="3cm" svg:height="2cm" svg:x="10cm" svg:y="3.928cm">
          <text:p text:style-name="P1">DB</text:p>
          <text:p text:style-name="P1">（json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5" draw:layer="layout" svg:width="1cm" svg:height="0.5cm" svg:x="5.9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1cm" svg:height="0.5cm" svg:x="9.1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1cm" svg:height="0.5cm" svg:x="9cm" svg:y="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1cm" svg:height="0.5cm" svg:x="5.701cm" svg:y="5.0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3cm" svg:height="2cm" svg:x="10cm" svg:y="8cm">
          <text:p text:style-name="P1">UI</text:p>
          <text:p text:style-name="P1">（html, D3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9" draw:layer="layout" svg:width="4.5cm" svg:height="1.5cm" svg:x="10.5cm" svg:y="1.5cm">
          <text:p text:style-name="P1">相関図の作成</text:p>
          <draw:enhanced-geometry svg:viewBox="0 0 21600 21600" draw:glue-points="10800 0 0 10800 10800 21600 21600 10800 ?f40 ?f41" draw:text-areas="0 0 21600 21600" draw:type="rectangular-callout" draw:modifiers="-9204.35458786936 38868.48767488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9" draw:layer="layout" svg:width="4.5cm" svg:height="3cm" svg:x="20cm" svg:y="2.5cm">
          <text:p text:style-name="P1">相関図の投稿</text:p>
          <text:p text:style-name="P1">相関図の閲覧</text:p>
          <text:p text:style-name="P1">ユーザ管理</text:p>
          <draw:enhanced-geometry svg:viewBox="0 0 21600 21600" draw:glue-points="10800 0 0 10800 10800 21600 21600 10800 ?f40 ?f41" draw:text-areas="0 0 21600 21600" draw:type="rectangular-callout" draw:modifiers="-6233.8147078427 26012.1292902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3.5cm" svg:height="2cm" svg:x="16cm" svg:y="1cm">
          <text:p text:style-name="P1">非同期通信</text:p>
          <text:p text:style-name="P1">（Axios）</text:p>
          <draw:enhanced-geometry svg:viewBox="0 0 21600 21600" draw:glue-points="10800 0 0 10800 10800 21600 21600 10800 ?f40 ?f41" draw:text-areas="0 0 21600 21600" draw:type="rectangular-callout" draw:modifiers="-8014.39588688946 39011.6941529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8T23:57:23.711000000</meta:creation-date>
    <dc:date>2021-05-29T01:44:51.260000000</dc:date>
    <meta:editing-duration>PT22M33S</meta:editing-duration>
    <meta:editing-cycles>2</meta:editing-cycles>
    <meta:generator>LibreOffice/7.0.0.3$Windows_X86_64 LibreOffice_project/8061b3e9204bef6b321a21033174034a5e2ea88e</meta:generator>
    <meta:document-statistic meta:object-count="73"/>
  </office:meta>
</office:document-meta>
</file>